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7000000A2DF8A72BFBA6B9421.png" manifest:media-type="image/png"/>
  <manifest:file-entry manifest:full-path="Pictures/10000000000002A000000119B942347215654C7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Blogger Sans Medium" svg:font-family="'Blogger Sans Medium'" style:font-pitch="variable"/>
    <style:font-face style:name="Blogger Sans Medium1" svg:font-family="'Blogger Sans Medium'"/>
    <style:font-face style:name="Blogger Sans Medium2" svg:font-family="'Blogger Sans Medium'" style:font-family-generic="modern"/>
    <style:font-face style:name="Blogger Sans Medium3" svg:font-family="'Blogger Sans Medium'" style:font-family-generic="modern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libri2" svg:font-family="Calibri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family-generic="modern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Light" svg:font-family="'Segoe UI Light'" style:font-family-generic="swiss" style:font-pitch="variable"/>
    <style:font-face style:name="Segoe UI1" svg:font-family="'Segoe UI'" style:font-family-generic="swiss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IN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IN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IN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Title 1" draw:style-name="gr1" draw:text-style-name="P2" draw:layer="layout" svg:width="33.866cm" svg:height="3.684cm" svg:x="0cm" svg:y="0cm">
          <text:p text:style-name="P1"><text:span text:style-name="T1">REST API Auto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2" draw:text-style-name="P4" draw:layer="layout" svg:width="33.866cm" svg:height="15.364cm" svg:x="0cm" svg:y="3.685cm">
          <text:list text:style-name="L2">
            <text:list-item>
              <text:p text:style-name="P3"><text:span text:style-name="T2">High Level Flow:</text:span></text:p>
            </text:list-item>
          </text:list>
          <text:p text:style-name="P3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30cm" svg:height="11cm" svg:x="2cm" svg:y="5.5cm">
          <draw:image xlink:href="Pictures/10000000000002A000000119B942347215654C7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Blogger Sans Medium" svg:font-family="'Blogger Sans Medium'" style:font-pitch="variable"/>
    <style:font-face style:name="Blogger Sans Medium1" svg:font-family="'Blogger Sans Medium'"/>
    <style:font-face style:name="Blogger Sans Medium2" svg:font-family="'Blogger Sans Medium'" style:font-family-generic="modern"/>
    <style:font-face style:name="Blogger Sans Medium3" svg:font-family="'Blogger Sans Medium'" style:font-family-generic="modern" style:font-pitch="variable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libri2" svg:font-family="Calibri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Microsoft YaHei2" svg:font-family="'Microsoft YaHei'" style:font-family-generic="modern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Light" svg:font-family="'Segoe UI Light'" style:font-family-generic="swiss" style:font-pitch="variable"/>
    <style:font-face style:name="Segoe UI1" svg:font-family="'Segoe UI'" style:font-family-generic="swiss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Cover_2f_first_20_slide_20_opt2-background" style:display-name="1_Cover/first slide opt2-background" style:family="presentation">
      <style:graphic-properties draw:stroke="none" draw:fill="solid" draw:fill-color="#ffffff"/>
      <style:text-properties style:letter-kerning="true"/>
    </style:style>
    <style:style style:name="_31__5f_Cover_2f_first_20_slide_20_opt2-backgroundobjects" style:display-name="1_Cover/first slide op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over_2f_first_20_slide_20_opt2-notes" style:display-name="1_Cover/first slide op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over_2f_first_20_slide_20_opt2-outline1" style:display-name="1_Cover/first slide opt2-outline1" style:family="presentation">
      <style:graphic-properties draw:stroke="none" draw:fill="none" draw:auto-grow-height="false" draw:fit-to-size="false" style:shrink-to-fit="true">
        <text:list-style style:name="_31__5f_Cover_2f_first_20_slide_20_opt2-outline1" style:display-name="1_Cover/first slide op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_31__5f_Cover_2f_first_20_slide_20_opt2-outline2" style:display-name="1_Cover/first slide opt2-outline2" style:family="presentation" style:parent-style-name="_31__5f_Cover_2f_first_20_slide_20_opt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_31__5f_Cover_2f_first_20_slide_20_opt2-outline3" style:display-name="1_Cover/first slide opt2-outline3" style:family="presentation" style:parent-style-name="_31__5f_Cover_2f_first_20_slide_20_opt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Cover_2f_first_20_slide_20_opt2-outline4" style:display-name="1_Cover/first slide opt2-outline4" style:family="presentation" style:parent-style-name="_31__5f_Cover_2f_first_20_slide_20_opt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_31__5f_Cover_2f_first_20_slide_20_opt2-outline5" style:display-name="1_Cover/first slide opt2-outline5" style:family="presentation" style:parent-style-name="_31__5f_Cover_2f_first_20_slide_20_opt2-outline4">
      <style:paragraph-properties fo:margin-top="0.1cm" fo:margin-bottom="0cm"/>
      <style:text-properties fo:font-size="20pt" style:font-size-asian="20pt" style:font-size-complex="20pt"/>
    </style:style>
    <style:style style:name="_31__5f_Cover_2f_first_20_slide_20_opt2-outline6" style:display-name="1_Cover/first slide opt2-outline6" style:family="presentation" style:parent-style-name="_31__5f_Cover_2f_first_20_slide_20_opt2-outline5">
      <style:paragraph-properties fo:margin-top="0.1cm" fo:margin-bottom="0cm"/>
      <style:text-properties fo:font-size="20pt" style:font-size-asian="20pt" style:font-size-complex="20pt"/>
    </style:style>
    <style:style style:name="_31__5f_Cover_2f_first_20_slide_20_opt2-outline7" style:display-name="1_Cover/first slide opt2-outline7" style:family="presentation" style:parent-style-name="_31__5f_Cover_2f_first_20_slide_20_opt2-outline6">
      <style:paragraph-properties fo:margin-top="0.1cm" fo:margin-bottom="0cm"/>
      <style:text-properties fo:font-size="20pt" style:font-size-asian="20pt" style:font-size-complex="20pt"/>
    </style:style>
    <style:style style:name="_31__5f_Cover_2f_first_20_slide_20_opt2-outline8" style:display-name="1_Cover/first slide opt2-outline8" style:family="presentation" style:parent-style-name="_31__5f_Cover_2f_first_20_slide_20_opt2-outline7">
      <style:paragraph-properties fo:margin-top="0.1cm" fo:margin-bottom="0cm"/>
      <style:text-properties fo:font-size="20pt" style:font-size-asian="20pt" style:font-size-complex="20pt"/>
    </style:style>
    <style:style style:name="_31__5f_Cover_2f_first_20_slide_20_opt2-outline9" style:display-name="1_Cover/first slide opt2-outline9" style:family="presentation" style:parent-style-name="_31__5f_Cover_2f_first_20_slide_20_opt2-outline8">
      <style:paragraph-properties fo:margin-top="0.1cm" fo:margin-bottom="0cm"/>
      <style:text-properties fo:font-size="20pt" style:font-size-asian="20pt" style:font-size-complex="20pt"/>
    </style:style>
    <style:style style:name="_31__5f_Cover_2f_first_20_slide_20_opt2-subtitle" style:display-name="1_Cover/first slide opt2-subtitle" style:family="presentation">
      <style:graphic-properties draw:stroke="none" draw:fill="none" draw:textarea-vertical-align="middle">
        <text:list-style style:name="_31__5f_Cover_2f_first_20_slide_20_opt2-subtitle" style:display-name="1_Cover/first slide op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over_2f_first_20_slide_20_opt2-title" style:display-name="1_Cover/first slide opt2-title" style:family="presentation">
      <style:graphic-properties draw:stroke="none" draw:fill="none" draw:textarea-vertical-align="middle">
        <text:list-style style:name="_31__5f_Cover_2f_first_20_slide_20_opt2-title" style:display-name="1_Cover/first slide op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c__20_Last_20_Slide-background" style:display-name="Thank You, Last Slide-background" style:family="presentation">
      <style:graphic-properties draw:stroke="none" draw:fill="solid" draw:fill-color="#ffffff"/>
      <style:text-properties style:letter-kerning="true"/>
    </style:style>
    <style:style style:name="Thank_20_You_2c__20_Last_20_Slide-backgroundobjects" style:display-name="Thank You, La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2c__20_Last_20_Slide-notes" style:display-name="Thank You, La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_2c__20_Last_20_Slide-outline1" style:display-name="Thank You, Last Slide-outline1" style:family="presentation">
      <style:graphic-properties draw:stroke="none" draw:fill="none" draw:auto-grow-height="false" draw:fit-to-size="false" style:shrink-to-fit="true">
        <text:list-style style:name="Thank_20_You_2c__20_Last_20_Slide-outline1" style:display-name="Thank You, La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" style:font-family-complex="Ari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hank_20_You_2c__20_Last_20_Slide-outline2" style:display-name="Thank You, Last Slide-outline2" style:family="presentation" style:parent-style-name="Thank_20_You_2c__20_Last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hank_20_You_2c__20_Last_20_Slide-outline3" style:display-name="Thank You, Last Slide-outline3" style:family="presentation" style:parent-style-name="Thank_20_You_2c__20_Last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hank_20_You_2c__20_Last_20_Slide-outline4" style:display-name="Thank You, Last Slide-outline4" style:family="presentation" style:parent-style-name="Thank_20_You_2c__20_Last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hank_20_You_2c__20_Last_20_Slide-outline5" style:display-name="Thank You, Last Slide-outline5" style:family="presentation" style:parent-style-name="Thank_20_You_2c__20_Last_20_Slide-outline4">
      <style:paragraph-properties fo:margin-top="0.1cm" fo:margin-bottom="0cm"/>
      <style:text-properties fo:font-size="20pt" style:font-size-asian="20pt" style:font-size-complex="20pt"/>
    </style:style>
    <style:style style:name="Thank_20_You_2c__20_Last_20_Slide-outline6" style:display-name="Thank You, Last Slide-outline6" style:family="presentation" style:parent-style-name="Thank_20_You_2c__20_Last_20_Slide-outline5">
      <style:paragraph-properties fo:margin-top="0.1cm" fo:margin-bottom="0cm"/>
      <style:text-properties fo:font-size="20pt" style:font-size-asian="20pt" style:font-size-complex="20pt"/>
    </style:style>
    <style:style style:name="Thank_20_You_2c__20_Last_20_Slide-outline7" style:display-name="Thank You, Last Slide-outline7" style:family="presentation" style:parent-style-name="Thank_20_You_2c__20_Last_20_Slide-outline6">
      <style:paragraph-properties fo:margin-top="0.1cm" fo:margin-bottom="0cm"/>
      <style:text-properties fo:font-size="20pt" style:font-size-asian="20pt" style:font-size-complex="20pt"/>
    </style:style>
    <style:style style:name="Thank_20_You_2c__20_Last_20_Slide-outline8" style:display-name="Thank You, Last Slide-outline8" style:family="presentation" style:parent-style-name="Thank_20_You_2c__20_Last_20_Slide-outline7">
      <style:paragraph-properties fo:margin-top="0.1cm" fo:margin-bottom="0cm"/>
      <style:text-properties fo:font-size="20pt" style:font-size-asian="20pt" style:font-size-complex="20pt"/>
    </style:style>
    <style:style style:name="Thank_20_You_2c__20_Last_20_Slide-outline9" style:display-name="Thank You, Last Slide-outline9" style:family="presentation" style:parent-style-name="Thank_20_You_2c__20_Last_20_Slide-outline8">
      <style:paragraph-properties fo:margin-top="0.1cm" fo:margin-bottom="0cm"/>
      <style:text-properties fo:font-size="20pt" style:font-size-asian="20pt" style:font-size-complex="20pt"/>
    </style:style>
    <style:style style:name="Thank_20_You_2c__20_Last_20_Slide-subtitle" style:display-name="Thank You, Last Slide-subtitle" style:family="presentation">
      <style:graphic-properties draw:stroke="none" draw:fill="none" draw:textarea-vertical-align="middle">
        <text:list-style style:name="Thank_20_You_2c__20_Last_20_Slide-subtitle" style:display-name="Thank You, La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2c__20_Last_20_Slide-title" style:display-name="Thank You, Last Slide-title" style:family="presentation">
      <style:graphic-properties draw:stroke="none" draw:fill="none" draw:textarea-vertical-align="middle">
        <text:list-style style:name="Thank_20_You_2c__20_Last_20_Slide-title" style:display-name="Thank You, La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11318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ec6133" draw:textarea-vertical-align="middle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>
      <style:graphic-properties draw:stroke="none" svg:stroke-width="0.035cm" draw:stroke-linejoin="miter" svg:stroke-linecap="butt" draw:fill="solid" draw:fill-color="#f37634" draw:textarea-vertical-align="middle" draw:auto-grow-height="true" draw:fit-to-size="false" style:shrink-to-fit="false" fo:min-height="0cm" fo:min-width="0cm" fo:padding-top="0.127cm" fo:padding-bottom="0.127cm" fo:padding-left="0.127cm" fo:padding-right="0.127cm" fo:wrap-option="wrap">
        <style:columns fo:column-count="1" fo:column-gap="0.106cm">
          <style:column style:rel-width="65535*" fo:start-indent="0cm" fo:end-indent="0cm"/>
        </style:columns>
      </style:graphic-properties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_31__5f_Cover_2f_first_20_slide_20_opt2-outline1">
      <style:graphic-properties draw:stroke="none" svg:stroke-width="0cm" draw:fill="none" draw:textarea-vertical-align="bottom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1__5f_Cover_2f_first_20_slide_20_opt2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1__5f_Cover_2f_first_20_slide_20_opt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_31__5f_Cover_2f_first_20_slide_20_opt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hank_20_You_2c__20_Last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hank_20_You_2c__20_Last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13187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ec6133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8" style:family="paragraph">
      <loext:graphic-properties draw:fill="solid" draw:fill-color="#f37634"/>
      <style:paragraph-properties fo:text-align="start" style:font-independent-line-spacing="true"/>
      <style:text-properties fo:font-size="18pt"/>
    </style:style>
    <style:style style:name="MP19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variant="normal" fo:text-transform="none" fo:color="#ffffff" loext:opacity="50%" style:text-line-through-style="none" style:text-line-through-type="none" style:text-position="0% 100%" style:font-name="Segoe UI Light" fo:font-size="10pt" fo:letter-spacing="normal" fo:language="en" fo:country="IN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font-variant="normal" fo:text-transform="none" fo:color="#ffffff" loext:opacity="50%" style:text-line-through-style="none" style:text-line-through-type="none" style:text-position="0% 100%" style:font-name="Segoe UI" fo:font-size="10pt" fo:letter-spacing="normal" fo:language="en" fo:country="IN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Blogger Sans Medium" fo:font-size="36pt" fo:letter-spacing="normal" fo:language="en" fo:country="GB" fo:font-style="italic" style:text-underline-style="none" fo:font-weight="normal" fo:background-color="transparent" style:font-name-asian="Blogger Sans Medium2" style:font-size-asian="36pt" style:font-style-asian="italic" style:font-weight-asian="normal" style:font-size-complex="36pt" style:font-style-complex="italic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16pt" fo:letter-spacing="normal" fo:language="en" fo:country="GB" fo:font-style="normal" style:text-underline-style="none" fo:font-weight="normal" fo:background-color="transparent" style:font-name-asian="Blogger Sans Medium2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IN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Blogger Sans Medium" fo:font-size="36pt" fo:letter-spacing="normal" fo:language="en" fo:country="US" fo:font-style="italic" style:text-underline-style="none" fo:font-weight="normal" fo:background-color="transparent" style:font-name-asian="Blogger Sans Medium2" style:font-size-asian="36pt" style:font-style-asian="italic" style:font-weight-asian="normal" style:font-size-complex="36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a3a3a3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Cover_2f_first_20_slide_20_opt2" style:display-name="1_Cover/first slide opt2" style:page-layout-name="PM1" draw:style-name="Mdp1">
      <draw:custom-shape draw:name="Rectangle 17" draw:style-name="Mgr3" draw:text-style-name="MP5" draw:layer="backgroundobjects" svg:width="27.353cm" svg:height="19.049cm" svg:x="-0.054cm" svg:y="0cm">
        <text:p/>
        <draw:enhanced-geometry draw:mirror-horizontal="false" draw:mirror-vertical="false" drawooo:sub-view-size="8153400 6400800" draw:text-areas="0 0 ?f20 ?f21" svg:viewBox="0 0 0 0" draw:type="ooxml-non-primitive" draw:enhanced-path="M 0 0 L 8153400 0 6816969 6400800 0 6400800 0 0 Z N">
          <draw:equation draw:name="f0" draw:formula="0*logwidth/8153400"/>
          <draw:equation draw:name="f1" draw:formula="0*logheight/6400800"/>
          <draw:equation draw:name="f2" draw:formula="8153400*logwidth/8153400"/>
          <draw:equation draw:name="f3" draw:formula="0*logheight/6400800"/>
          <draw:equation draw:name="f4" draw:formula="8153400*logwidth/8153400"/>
          <draw:equation draw:name="f5" draw:formula="6400800*logheight/6400800"/>
          <draw:equation draw:name="f6" draw:formula="0*logwidth/8153400"/>
          <draw:equation draw:name="f7" draw:formula="6400800*logheight/6400800"/>
          <draw:equation draw:name="f8" draw:formula="0*logwidth/8153400"/>
          <draw:equation draw:name="f9" draw:formula="0*logheight/6400800"/>
          <draw:equation draw:name="f10" draw:formula="0*logwidth/8153400"/>
          <draw:equation draw:name="f11" draw:formula="0*logheight/6400800"/>
          <draw:equation draw:name="f12" draw:formula="8153400*logwidth/8153400"/>
          <draw:equation draw:name="f13" draw:formula="0*logheight/6400800"/>
          <draw:equation draw:name="f14" draw:formula="6816969*logwidth/8153400"/>
          <draw:equation draw:name="f15" draw:formula="6400800*logheight/6400800"/>
          <draw:equation draw:name="f16" draw:formula="0*logwidth/8153400"/>
          <draw:equation draw:name="f17" draw:formula="6400800*logheight/6400800"/>
          <draw:equation draw:name="f18" draw:formula="0*logwidth/8153400"/>
          <draw:equation draw:name="f19" draw:formula="0*logheight/6400800"/>
          <draw:equation draw:name="f20" draw:formula="logwidth"/>
          <draw:equation draw:name="f21" draw:formula="logheight"/>
        </draw:enhanced-geometry>
      </draw:custom-shape>
      <draw:frame draw:name="Picture 12" draw:style-name="Mgr4" draw:text-style-name="MP6" draw:layer="backgroundobjects" svg:width="3.589cm" svg:height="1.875cm" svg:x="28.752cm" svg:y="1.561cm">
        <draw:image xlink:href="Pictures/1000000100000137000000A2DF8A72BFBA6B9421.png" xlink:type="simple" xlink:show="embed" xlink:actuate="onLoad" draw:mime-type="image/png">
          <text:p/>
        </draw:image>
      </draw:frame>
      <draw:custom-shape draw:name="Parallelogram 14" draw:style-name="Mgr5" draw:text-style-name="MP7" draw:layer="backgroundobjects" svg:width="2.211cm" svg:height="7.778cm" svg:x="21.704cm" svg:y="11.271cm">
        <text:p/>
        <draw:enhanced-geometry draw:mirror-horizontal="false" draw:mirror-vertical="false" draw:text-areas="?f13 ?f14 ?f15 ?f16" svg:viewBox="0 0 0 0" draw:type="ooxml-parallelogram" draw:modifiers="81907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ustom-shape draw:name="TextBox 17" draw:style-name="Mgr6" draw:text-style-name="MP9" draw:layer="backgroundobjects" svg:width="5.748cm" svg:height="0.674cm" svg:x="2.853cm" svg:y="16.782cm">
        <text:p text:style-name="MP8"><text:span text:style-name="MT1">Presented by</text:span><text:span text:style-name="MT2">: e-Zest Solutions Lt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5" presentation:style-name="Mpr1" draw:text-style-name="MP11" draw:layer="backgroundobjects" svg:width="12.224cm" svg:height="3.279cm" svg:x="2.822cm" svg:y="7.44cm" presentation:class="outline" presentation:user-transformed="true">
        <draw:text-box>
          <text:p text:style-name="MP10"><text:span text:style-name="MT3">Your Digital Innovation Partner</text:span></text:p>
        </draw:text-box>
      </draw:frame>
      <draw:frame draw:name="Text Placeholder 15" presentation:style-name="Mpr2" draw:text-style-name="MP13" draw:layer="backgroundobjects" svg:width="12.657cm" svg:height="1.359cm" svg:x="2.822cm" svg:y="11.511cm" presentation:class="outline" presentation:user-transformed="true">
        <draw:text-box>
          <text:p text:style-name="MP12"><text:span text:style-name="MT4">Subtitle</text:span></text:p>
        </draw:text-box>
      </draw:frame>
      <draw:frame draw:name="Picture Placeholder 19" presentation:style-name="_31__5f_Cover_2f_first_20_slide_20_opt2-outline1" draw:layer="backgroundobjects" svg:width="4.43cm" svg:height="3.119cm" svg:x="2.822cm" svg:y="3.529cm" presentation:class="outline" presentation:placeholder="true" presentation:user-transformed="true">
        <draw:text-box/>
      </draw:frame>
      <draw:frame presentation:style-name="_31__5f_Cover_2f_first_20_slide_20_opt2-title" draw:layer="backgroundobjects" svg:width="30.479cm" svg:height="3.18cm" svg:x="1.693cm" svg:y="0.76cm" presentation:class="title" presentation:placeholder="true">
        <draw:text-box/>
      </draw:frame>
      <presentation:notes style:page-layout-name="PM0">
        <draw:page-thumbnail presentation:style-name="_31__5f_Cover_2f_first_20_slide_20_opt2-title" draw:layer="backgroundobjects" svg:width="19.798cm" svg:height="11.136cm" svg:x="0.6cm" svg:y="2.257cm" presentation:class="page"/>
        <draw:frame presentation:style-name="_31__5f_Cover_2f_first_20_slide_20_opt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15" draw:layer="backgroundobjects" svg:width="7.619cm" svg:height="1.013cm" svg:x="2.328cm" svg:y="17.657cm" presentation:class="date-time" presentation:user-transformed="true">
        <draw:text-box>
          <text:p text:style-name="MP14"><text:span text:style-name="MT5"><presentation:date-time/></text:span></text:p>
        </draw:text-box>
      </draw:frame>
      <draw:frame draw:name="Footer Placeholder 2" presentation:style-name="Mpr5" draw:text-style-name="MP15" draw:layer="backgroundobjects" svg:width="11.429cm" svg:height="1.013cm" svg:x="11.218cm" svg:y="17.657cm" presentation:class="footer" presentation:user-transformed="true">
        <draw:text-box>
          <text:p text:style-name="MP16"><presentation:footer/></text:p>
        </draw:text-box>
      </draw:frame>
      <draw:frame draw:name="Slide Number Placeholder 3" presentation:style-name="Mpr5" draw:text-style-name="MP15" draw:layer="backgroundobjects" svg:width="7.619cm" svg:height="1.013cm" svg:x="23.918cm" svg:y="17.657cm" presentation:class="page-number" presentation:user-transformed="true">
        <draw:text-box>
          <text:p text:style-name="MP17"><text:span text:style-name="MT5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_2c__20_Last_20_Slide" style:display-name="Thank You, Last Slide" style:page-layout-name="PM1" draw:style-name="Mdp1">
      <draw:custom-shape draw:name="Rectangle 17" draw:style-name="Mgr3" draw:text-style-name="MP5" draw:layer="backgroundobjects" svg:width="27.353cm" svg:height="19.049cm" svg:x="-0.054cm" svg:y="0cm">
        <text:p/>
        <draw:enhanced-geometry draw:mirror-horizontal="false" draw:mirror-vertical="false" drawooo:sub-view-size="8153400 6400800" draw:text-areas="0 0 ?f20 ?f21" svg:viewBox="0 0 0 0" draw:type="ooxml-non-primitive" draw:enhanced-path="M 0 0 L 8153400 0 6816969 6400800 0 6400800 0 0 Z N">
          <draw:equation draw:name="f0" draw:formula="0*logwidth/8153400"/>
          <draw:equation draw:name="f1" draw:formula="0*logheight/6400800"/>
          <draw:equation draw:name="f2" draw:formula="8153400*logwidth/8153400"/>
          <draw:equation draw:name="f3" draw:formula="0*logheight/6400800"/>
          <draw:equation draw:name="f4" draw:formula="8153400*logwidth/8153400"/>
          <draw:equation draw:name="f5" draw:formula="6400800*logheight/6400800"/>
          <draw:equation draw:name="f6" draw:formula="0*logwidth/8153400"/>
          <draw:equation draw:name="f7" draw:formula="6400800*logheight/6400800"/>
          <draw:equation draw:name="f8" draw:formula="0*logwidth/8153400"/>
          <draw:equation draw:name="f9" draw:formula="0*logheight/6400800"/>
          <draw:equation draw:name="f10" draw:formula="0*logwidth/8153400"/>
          <draw:equation draw:name="f11" draw:formula="0*logheight/6400800"/>
          <draw:equation draw:name="f12" draw:formula="8153400*logwidth/8153400"/>
          <draw:equation draw:name="f13" draw:formula="0*logheight/6400800"/>
          <draw:equation draw:name="f14" draw:formula="6816969*logwidth/8153400"/>
          <draw:equation draw:name="f15" draw:formula="6400800*logheight/6400800"/>
          <draw:equation draw:name="f16" draw:formula="0*logwidth/8153400"/>
          <draw:equation draw:name="f17" draw:formula="6400800*logheight/6400800"/>
          <draw:equation draw:name="f18" draw:formula="0*logwidth/8153400"/>
          <draw:equation draw:name="f19" draw:formula="0*logheight/6400800"/>
          <draw:equation draw:name="f20" draw:formula="logwidth"/>
          <draw:equation draw:name="f21" draw:formula="logheight"/>
        </draw:enhanced-geometry>
      </draw:custom-shape>
      <draw:frame draw:name="Picture 11" draw:style-name="Mgr4" draw:text-style-name="MP6" draw:layer="backgroundobjects" svg:width="3.589cm" svg:height="1.875cm" svg:x="28.752cm" svg:y="1.561cm">
        <draw:image xlink:href="Pictures/1000000100000137000000A2DF8A72BFBA6B9421.png" xlink:type="simple" xlink:show="embed" xlink:actuate="onLoad" draw:mime-type="image/png">
          <text:p/>
        </draw:image>
      </draw:frame>
      <draw:custom-shape draw:name="Parallelogram 12" draw:style-name="Mgr7" draw:text-style-name="MP18" draw:layer="backgroundobjects" svg:width="2.211cm" svg:height="7.778cm" svg:x="21.704cm" svg:y="11.271cm">
        <text:p/>
        <draw:enhanced-geometry draw:mirror-horizontal="false" draw:mirror-vertical="false" draw:text-areas="?f13 ?f14 ?f15 ?f16" svg:viewBox="0 0 0 0" draw:type="ooxml-parallelogram" draw:modifiers="81907" draw:enhanced-path="M 0 ?f22 L ?f4 0 ?f23 0 ?f6 ?f22 Z N">
          <draw:equation draw:name="f0" draw:formula="min(logwidth,logheight)"/>
          <draw:equation draw:name="f1" draw:formula="100000*logwidth/?f0 "/>
          <draw:equation draw:name="f2" draw:formula="if(0-$0 ,0,if(?f1 -$0 ,$0 ,?f1 ))"/>
          <draw:equation draw:name="f3" draw:formula="?f0 *?f2 /200000"/>
          <draw:equation draw:name="f4" draw:formula="?f0 *?f2 /100000"/>
          <draw:equation draw:name="f5" draw:formula="logwidth+0-?f3 "/>
          <draw:equation draw:name="f6" draw:formula="logwidth+0-?f4 "/>
          <draw:equation draw:name="f7" draw:formula="?f6 *1/2"/>
          <draw:equation draw:name="f8" draw:formula="logwidth+0-?f7 "/>
          <draw:equation draw:name="f9" draw:formula="logwidth/2"/>
          <draw:equation draw:name="f10" draw:formula="?f9 *?f2 /?f1 "/>
          <draw:equation draw:name="f11" draw:formula="5*?f2 /?f1 "/>
          <draw:equation draw:name="f12" draw:formula="(1+?f11 )/12"/>
          <draw:equation draw:name="f13" draw:formula="?f12 *logwidth/1"/>
          <draw:equation draw:name="f14" draw:formula="?f12 *logheight/1"/>
          <draw:equation draw:name="f15" draw:formula="logwidth+0-?f13 "/>
          <draw:equation draw:name="f16" draw:formula="logheight+0-?f14 "/>
          <draw:equation draw:name="f17" draw:formula="logwidth/2"/>
          <draw:equation draw:name="f18" draw:formula="logheight*?f17 /?f4 "/>
          <draw:equation draw:name="f19" draw:formula="if(0-?f18 ,0,if(logheight-?f18 ,?f18 ,logheight))"/>
          <draw:equation draw:name="f20" draw:formula="logheight+0-?f19 "/>
          <draw:equation draw:name="f21" draw:formula="logheight/2"/>
          <draw:equation draw:name="f22" draw:formula="logheight"/>
          <draw:equation draw:name="f23" draw:formula="logwidth"/>
          <draw:handle draw:handle-position="?f4 0" draw:handle-range-x-maximum="?f1" draw:handle-range-x-minimum="0"/>
        </draw:enhanced-geometry>
      </draw:custom-shape>
      <draw:custom-shape draw:name="Parallelogram 9" draw:style-name="Mgr7" draw:text-style-name="MP18" draw:layer="backgroundobjects" svg:width="1.904cm" svg:height="8.18cm" svg:x="0cm" svg:y="7.737cm">
        <text:p/>
        <draw:enhanced-geometry draw:mirror-horizontal="false" draw:mirror-vertical="false" drawooo:sub-view-size="703107 1330118" draw:text-areas="0 0 ?f122 ?f123" svg:viewBox="0 0 0 0" draw:type="ooxml-non-primitive" draw:enhanced-path="M 220 1330118 C -1147 883604 4378 446514 3011 0 L 703107 3046 220 1330118 Z N">
          <draw:equation draw:name="f0" draw:formula="0*logwidth/1293446"/>
          <draw:equation draw:name="f1" draw:formula="1890000*logheight/1890000"/>
          <draw:equation draw:name="f2" draw:formula="665284*logwidth/1293446"/>
          <draw:equation draw:name="f3" draw:formula="0*logheight/1890000"/>
          <draw:equation draw:name="f4" draw:formula="1293446*logwidth/1293446"/>
          <draw:equation draw:name="f5" draw:formula="0*logheight/1890000"/>
          <draw:equation draw:name="f6" draw:formula="628162*logwidth/1293446"/>
          <draw:equation draw:name="f7" draw:formula="1890000*logheight/1890000"/>
          <draw:equation draw:name="f8" draw:formula="0*logwidth/1293446"/>
          <draw:equation draw:name="f9" draw:formula="1890000*logheight/1890000"/>
          <draw:equation draw:name="f10" draw:formula="0*logwidth/665284"/>
          <draw:equation draw:name="f11" draw:formula="1890000*logheight/1890000"/>
          <draw:equation draw:name="f12" draw:formula="37122*logwidth/665284"/>
          <draw:equation draw:name="f13" draw:formula="0*logheight/1890000"/>
          <draw:equation draw:name="f14" draw:formula="665284*logwidth/665284"/>
          <draw:equation draw:name="f15" draw:formula="0*logheight/1890000"/>
          <draw:equation draw:name="f16" draw:formula="0*logwidth/665284"/>
          <draw:equation draw:name="f17" draw:formula="1890000*logheight/1890000"/>
          <draw:equation draw:name="f18" draw:formula="23838*logwidth/689122"/>
          <draw:equation draw:name="f19" draw:formula="1898708*logheight/1898708"/>
          <draw:equation draw:name="f20" draw:formula="0*logwidth/689122"/>
          <draw:equation draw:name="f21" draw:formula="0*logheight/1898708"/>
          <draw:equation draw:name="f22" draw:formula="689122*logwidth/689122"/>
          <draw:equation draw:name="f23" draw:formula="8708*logheight/1898708"/>
          <draw:equation draw:name="f24" draw:formula="23838*logwidth/689122"/>
          <draw:equation draw:name="f25" draw:formula="1898708*logheight/1898708"/>
          <draw:equation draw:name="f26" draw:formula="30416*logwidth/695700"/>
          <draw:equation draw:name="f27" draw:formula="1890000*logheight/1890000"/>
          <draw:equation draw:name="f28" draw:formula="0*logwidth/695700"/>
          <draw:equation draw:name="f29" draw:formula="11027*logheight/1890000"/>
          <draw:equation draw:name="f30" draw:formula="695700*logwidth/695700"/>
          <draw:equation draw:name="f31" draw:formula="0*logheight/1890000"/>
          <draw:equation draw:name="f32" draw:formula="30416*logwidth/695700"/>
          <draw:equation draw:name="f33" draw:formula="1890000*logheight/1890000"/>
          <draw:equation draw:name="f34" draw:formula="30416*logwidth/695700"/>
          <draw:equation draw:name="f35" draw:formula="1898708*logheight/1898708"/>
          <draw:equation draw:name="f36" draw:formula="0*logwidth/695700"/>
          <draw:equation draw:name="f37" draw:formula="0*logheight/1898708"/>
          <draw:equation draw:name="f38" draw:formula="695700*logwidth/695700"/>
          <draw:equation draw:name="f39" draw:formula="8708*logheight/1898708"/>
          <draw:equation draw:name="f40" draw:formula="30416*logwidth/695700"/>
          <draw:equation draw:name="f41" draw:formula="1898708*logheight/1898708"/>
          <draw:equation draw:name="f42" draw:formula="0*logwidth/724490"/>
          <draw:equation draw:name="f43" draw:formula="1477689*logheight/1477689"/>
          <draw:equation draw:name="f44" draw:formula="28790*logwidth/724490"/>
          <draw:equation draw:name="f45" draw:formula="0*logheight/1477689"/>
          <draw:equation draw:name="f46" draw:formula="724490*logwidth/724490"/>
          <draw:equation draw:name="f47" draw:formula="8708*logheight/1477689"/>
          <draw:equation draw:name="f48" draw:formula="0*logwidth/724490"/>
          <draw:equation draw:name="f49" draw:formula="1477689*logheight/1477689"/>
          <draw:equation draw:name="f50" draw:formula="17259*logwidth/695700"/>
          <draw:equation draw:name="f51" draw:formula="1346121*logheight/1346121"/>
          <draw:equation draw:name="f52" draw:formula="0*logwidth/695700"/>
          <draw:equation draw:name="f53" draw:formula="0*logheight/1346121"/>
          <draw:equation draw:name="f54" draw:formula="695700*logwidth/695700"/>
          <draw:equation draw:name="f55" draw:formula="8708*logheight/1346121"/>
          <draw:equation draw:name="f56" draw:formula="17259*logwidth/695700"/>
          <draw:equation draw:name="f57" draw:formula="1346121*logheight/1346121"/>
          <draw:equation draw:name="f58" draw:formula="4102*logwidth/695700"/>
          <draw:equation draw:name="f59" draw:formula="1339543*logheight/1339543"/>
          <draw:equation draw:name="f60" draw:formula="0*logwidth/695700"/>
          <draw:equation draw:name="f61" draw:formula="0*logheight/1339543"/>
          <draw:equation draw:name="f62" draw:formula="695700*logwidth/695700"/>
          <draw:equation draw:name="f63" draw:formula="8708*logheight/1339543"/>
          <draw:equation draw:name="f64" draw:formula="4102*logwidth/695700"/>
          <draw:equation draw:name="f65" draw:formula="1339543*logheight/1339543"/>
          <draw:equation draw:name="f66" draw:formula="8498*logwidth/700096"/>
          <draw:equation draw:name="f67" draw:formula="1330835*logheight/1330835"/>
          <draw:equation draw:name="f68" draw:formula="0*logwidth/700096"/>
          <draw:equation draw:name="f69" draw:formula="84*logheight/1330835"/>
          <draw:equation draw:name="f70" draw:formula="700096*logwidth/700096"/>
          <draw:equation draw:name="f71" draw:formula="0*logheight/1330835"/>
          <draw:equation draw:name="f72" draw:formula="8498*logwidth/700096"/>
          <draw:equation draw:name="f73" draw:formula="1330835*logheight/1330835"/>
          <draw:equation draw:name="f74" draw:formula="169*logwidth/691767"/>
          <draw:equation draw:name="f75" draw:formula="1330835*logheight/1330835"/>
          <draw:equation draw:name="f76" draw:formula="4860*logwidth/691767"/>
          <draw:equation draw:name="f77" draw:formula="84*logheight/1330835"/>
          <draw:equation draw:name="f78" draw:formula="691767*logwidth/691767"/>
          <draw:equation draw:name="f79" draw:formula="0*logheight/1330835"/>
          <draw:equation draw:name="f80" draw:formula="169*logwidth/691767"/>
          <draw:equation draw:name="f81" draw:formula="1330835*logheight/1330835"/>
          <draw:equation draw:name="f82" draw:formula="12894*logwidth/704492"/>
          <draw:equation draw:name="f83" draw:formula="1330835*logheight/1330835"/>
          <draw:equation draw:name="f84" draw:formula="0*logwidth/704492"/>
          <draw:equation draw:name="f85" draw:formula="8876*logheight/1330835"/>
          <draw:equation draw:name="f86" draw:formula="704492*logwidth/704492"/>
          <draw:equation draw:name="f87" draw:formula="0*logheight/1330835"/>
          <draw:equation draw:name="f88" draw:formula="12894*logwidth/704492"/>
          <draw:equation draw:name="f89" draw:formula="1330835*logheight/1330835"/>
          <draw:equation draw:name="f90" draw:formula="8498*logwidth/700096"/>
          <draw:equation draw:name="f91" draw:formula="1330835*logheight/1330835"/>
          <draw:equation draw:name="f92" draw:formula="0*logwidth/700096"/>
          <draw:equation draw:name="f93" draw:formula="4480*logheight/1330835"/>
          <draw:equation draw:name="f94" draw:formula="700096*logwidth/700096"/>
          <draw:equation draw:name="f95" draw:formula="0*logheight/1330835"/>
          <draw:equation draw:name="f96" draw:formula="8498*logwidth/700096"/>
          <draw:equation draw:name="f97" draw:formula="1330835*logheight/1330835"/>
          <draw:equation draw:name="f98" draw:formula="8498*logwidth/700096"/>
          <draw:equation draw:name="f99" draw:formula="1333881*logheight/1333881"/>
          <draw:equation draw:name="f100" draw:formula="0*logwidth/700096"/>
          <draw:equation draw:name="f101" draw:formula="0*logheight/1333881"/>
          <draw:equation draw:name="f102" draw:formula="700096*logwidth/700096"/>
          <draw:equation draw:name="f103" draw:formula="3046*logheight/1333881"/>
          <draw:equation draw:name="f104" draw:formula="8498*logwidth/700096"/>
          <draw:equation draw:name="f105" draw:formula="1333881*logheight/1333881"/>
          <draw:equation draw:name="f106" draw:formula="137*logwidth/706787"/>
          <draw:equation draw:name="f107" draw:formula="1330118*logheight/1330118"/>
          <draw:equation draw:name="f108" draw:formula="6691*logwidth/706787"/>
          <draw:equation draw:name="f109" draw:formula="0*logheight/1330118"/>
          <draw:equation draw:name="f110" draw:formula="706787*logwidth/706787"/>
          <draw:equation draw:name="f111" draw:formula="3046*logheight/1330118"/>
          <draw:equation draw:name="f112" draw:formula="137*logwidth/706787"/>
          <draw:equation draw:name="f113" draw:formula="1330118*logheight/1330118"/>
          <draw:equation draw:name="f114" draw:formula="220*logwidth/703107"/>
          <draw:equation draw:name="f115" draw:formula="1330118*logheight/1330118"/>
          <draw:equation draw:name="f116" draw:formula="3011*logwidth/703107"/>
          <draw:equation draw:name="f117" draw:formula="0*logheight/1330118"/>
          <draw:equation draw:name="f118" draw:formula="703107*logwidth/703107"/>
          <draw:equation draw:name="f119" draw:formula="3046*logheight/1330118"/>
          <draw:equation draw:name="f120" draw:formula="220*logwidth/703107"/>
          <draw:equation draw:name="f121" draw:formula="1330118*logheight/1330118"/>
          <draw:equation draw:name="f122" draw:formula="logwidth"/>
          <draw:equation draw:name="f123" draw:formula="logheight"/>
        </draw:enhanced-geometry>
      </draw:custom-shape>
      <draw:custom-shape draw:name="TextBox 15" draw:style-name="Mgr6" draw:text-style-name="MP9" draw:layer="backgroundobjects" svg:width="5.748cm" svg:height="0.674cm" svg:x="2.853cm" svg:y="16.782cm">
        <text:p text:style-name="MP8"><text:span text:style-name="MT1">Presented by</text:span><text:span text:style-name="MT2">: e-Zest Solutions Lt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7" draw:style-name="Mgr8" draw:text-style-name="MP9" draw:layer="backgroundobjects" svg:width="8.861cm" svg:height="1.775cm" svg:x="2.822cm" svg:y="8.924cm">
        <text:p text:style-name="MP19"><text:span text:style-name="MT6">Thank Yo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hank_20_You_2c__20_Last_20_Slide-title" draw:layer="backgroundobjects" svg:width="19.798cm" svg:height="11.136cm" svg:x="0.6cm" svg:y="2.257cm" presentation:class="page"/>
        <draw:frame presentation:style-name="Thank_20_You_2c__20_La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Tanaya Maji</meta:initial-creator>
    <meta:editing-cycles>63</meta:editing-cycles>
    <meta:creation-date>2022-08-16T10:10:10</meta:creation-date>
    <dc:date>2022-08-25T16:33:01</dc:date>
    <meta:editing-duration>PT14H34M44S</meta:editing-duration>
    <meta:generator>LibreOffice/7.3.4.2$Windows_X86_64 LibreOffice_project/728fec16bd5f605073805c3c9e7c4212a0120dc5</meta:generator>
    <meta:document-statistic meta:object-count="52"/>
    <meta:user-defined meta:name="AppVersion">16.0000</meta:user-defined>
    <meta:user-defined meta:name="PresentationFormat">Widescreen</meta:user-defined>
    <meta:user-defined meta:name="Slides" meta:value-type="float">10</meta:user-defined>
  </office:meta>
</office:document-meta>
</file>